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6bcf7" officeooo:paragraph-rsid="0016bcf7"/>
    </style:style>
    <style:style style:name="P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paragraph-rsid="0016bcf7"/>
    </style:style>
    <style:style style:name="P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71ba2" officeooo:paragraph-rsid="00171ba2"/>
    </style:style>
    <style:style style:name="P4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officeooo:rsid="0016bcf7" officeooo:paragraph-rsid="0016bcf7"/>
    </style:style>
    <style:style style:name="T1" style:family="text">
      <style:text-properties officeooo:rsid="0016bcf7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Здесь будет некоторая теория по математическому анализу, необходимая для проекта.</text:p>
      <text:p text:style-name="P1"/>
      <text:p text:style-name="P1">1. Сходимость функционального ряда.</text:p>
      <text:p text:style-name="P1">Функциональный ряд </text:p>
      <text:p text:style-name="P1"><draw:frame draw:style-name="fr1" draw:name="Object1" text:anchor-type="as-char" svg:y="-0.2201in" svg:width="1.1098in" svg:height="0.38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1" draw:name="Object2" text:anchor-type="as-char" svg:y="-0.2807in" svg:width="1.1764in" svg:height="0.448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- частичная сумма функционального ряда.</text:p>
      <text:p text:style-name="P1"/>
      <text:p text:style-name="P2"><text:span text:style-name="T1">Сходимость в матане – это наличие конечного предела у числовой последовательности, суммы бесконечного ряда, несобственного интеграла или бесконечного произведения.</text:span></text:p>
      <text:p text:style-name="P1">Ряд называется сходящимся поточечно, если последовательность S<text:span text:style-name="T2">n</text:span><text:span text:style-name="T3">(x) его частичных сумм сходится поточечно.</text:span></text:p>
      <text:p text:style-name="P1"><text:span text:style-name="T3">Ряд называется сходящимся поточечно, если последовательность S</text:span><text:span text:style-name="T2">n</text:span><text:span text:style-name="T3">(x) его частичных сумм сходится поточечно.</text:span></text:p>
      <text:p text:style-name="P1"><text:span text:style-name="T3"/></text:p>
      <text:p text:style-name="P1"><text:span text:style-name="T3">Необходимое условие сходимости функционального ряда.</text:span></text:p>
      <text:p text:style-name="P1"><text:span text:style-name="T3"/></text:p>
      <text:p text:style-name="P1"><text:span text:style-name="T3"><draw:frame draw:style-name="fr1" draw:name="Object3" text:anchor-type="as-char" svg:y="-0.152in" svg:width="3.748in" svg:height="0.2134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"><text:span text:style-name="T3">Строго говоря, при стремлении Un(x) n к бесконечности, отдельный член суммы должен стремиться к 0, тогда сумма S(x) будет стремиться к f(x).</text:span></text:p>
      <text:p text:style-name="P1"><text:span text:style-name="T3"/></text:p>
      <text:p text:style-name="P1"><text:span text:style-name="T3">2. Признак Дирихле.</text:span></text:p>
      <text:p text:style-name="P1"><text:span text:style-name="T3">Функциональный ряд</text:span><text:span text:style-name="T3"><draw:frame draw:style-name="fr1" draw:name="Object4" text:anchor-type="as-char" svg:y="-0.2201in" svg:width="1.4917in" svg:height="0.38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">сходится равномерно, если:</text:span></text:p>
      <text:p text:style-name="P1"><text:span text:style-name="T3">1. последовательность действительнозначных функций ak(x) монотонна.</text:span></text:p>
      <text:p text:style-name="P3"><text:span text:style-name="T3">2. частичные суммы uk(x) равномерно ограничены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12:42:50.689997845</meta:creation-date>
    <dc:date>2021-09-15T12:58:49.379496766</dc:date>
    <meta:editing-duration>PT3M18S</meta:editing-duration>
    <meta:editing-cycles>1</meta:editing-cycles>
    <meta:document-statistic meta:table-count="0" meta:image-count="0" meta:object-count="4" meta:page-count="1" meta:paragraph-count="15" meta:word-count="109" meta:character-count="916" meta:non-whitespace-character-count="818"/>
    <meta:generator>LibreOffice/6.4.6.2$Linux_X86_64 LibreOffice_project/40$Build-2</meta:generator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1</mn>
            </mrow>
            <mi mathvariant="normal">∞</mi>
          </munderover>
          <msub>
            <mi>u</mi>
            <mi>k</mi>
          </msub>
        </mrow>
      </mrow>
      <mrow>
        <mo fence="true" stretchy="false">(</mo>
        <mrow>
          <mi>x</mi>
        </mrow>
        <mo fence="true" stretchy="false">)</mo>
      </mrow>
    </mrow>
    <annotation encoding="StarMath 5.0">f(x) = sum from{ n=1 } to { infinity } u_k( x)</annotation>
  </semantics>
</math>
</file>

<file path=Object 2/content.xml><?xml version="1.0" encoding="utf-8"?>
<math xmlns="http://www.w3.org/1998/Math/MathML" display="block">
  <semantics>
    <mrow>
      <msub>
        <mi>S</mi>
        <mi>n</mi>
      </msub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1</mn>
            </mrow>
            <mi>n</mi>
          </munderover>
          <msub>
            <mi>u</mi>
            <mi>k</mi>
          </msub>
        </mrow>
      </mrow>
      <mrow>
        <mo fence="true" stretchy="false">(</mo>
        <mrow>
          <mi>x</mi>
        </mrow>
        <mo fence="true" stretchy="false">)</mo>
      </mrow>
    </mrow>
    <annotation encoding="StarMath 5.0">S_n(x) = sum from{ n=1 } to { n } u_k( x)</annotation>
  </semantics>
</math>
</file>

<file path=Object 3/content.xml><?xml version="1.0" encoding="utf-8"?>
<math xmlns="http://www.w3.org/1998/Math/MathML" display="block">
  <semantics>
    <mrow>
      <mo stretchy="false">∀</mo>
      <mi mathvariant="italic">eps</mi>
      <mtext> </mtext>
      <mo stretchy="false">∃</mo>
      <msub>
        <mi>n</mi>
        <mn>0</mn>
      </msub>
      <mrow>
        <mrow>
          <mo fence="true" stretchy="false">(</mo>
          <mrow>
            <mi mathvariant="italic">eps</mi>
          </mrow>
          <mo fence="true" stretchy="false">)</mo>
        </mrow>
        <mo stretchy="false">∈</mo>
        <mi>E</mi>
      </mrow>
      <mi mathvariant="normal">:</mi>
      <mtext> </mtext>
      <mo stretchy="false">∀</mo>
      <mrow>
        <mi>x</mi>
        <mo stretchy="false">∈</mo>
        <mi>X</mi>
      </mrow>
      <mi>,</mi>
      <mtext> </mtext>
      <mo stretchy="false">∀</mo>
      <mrow>
        <mi>n</mi>
        <mo stretchy="false">&gt;</mo>
        <msub>
          <mi>n</mi>
          <mn>0</mn>
        </msub>
      </mrow>
      <mtext>    |</mtext>
      <msub>
        <mi>u</mi>
        <mi>n</mi>
      </msub>
      <mrow>
        <mo fence="true" stretchy="false">(</mo>
        <mrow>
          <mi>x</mi>
        </mrow>
        <mo fence="true" stretchy="false">)</mo>
      </mrow>
      <mrow>
        <mtext>|</mtext>
        <mo stretchy="false">&lt;</mo>
        <mi mathvariant="italic">eps</mi>
      </mrow>
    </mrow>
    <annotation encoding="StarMath 5.0">forall eps " " exists n_0( eps ) in E : " " forall x in X, " " forall n &gt; n_0 "    |" u_n(x) "|" &lt; eps 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1</mn>
            </mrow>
            <mi mathvariant="normal">∞</mi>
          </munderover>
          <msub>
            <mi>a</mi>
            <mi>k</mi>
          </msub>
        </mrow>
      </mrow>
      <mrow>
        <mo fence="true" stretchy="false">(</mo>
        <mrow>
          <mi>x</mi>
        </mrow>
        <mo fence="true" stretchy="false">)</mo>
      </mrow>
      <msub>
        <mi>u</mi>
        <mi>k</mi>
      </msub>
      <mrow>
        <mo fence="true" stretchy="false">(</mo>
        <mrow>
          <mi>x</mi>
        </mrow>
        <mo fence="true" stretchy="false">)</mo>
      </mrow>
    </mrow>
    <annotation encoding="StarMath 5.0">f(x) = sum from{ n=1 } to { infinity } a_k(x)u_k( x)</annotation>
  </semantics>
</math>
</file>